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112ce" officeooo:paragraph-rsid="001112ce"/>
    </style:style>
    <style:style style:name="P2" style:family="paragraph" style:parent-style-name="Standard">
      <style:paragraph-properties fo:text-align="center" style:justify-single-word="false"/>
      <style:text-properties officeooo:rsid="001112ce" officeooo:paragraph-rsid="001112ce"/>
    </style:style>
    <style:style style:name="P3" style:family="paragraph" style:parent-style-name="Standard">
      <style:text-properties officeooo:rsid="001112ce" officeooo:paragraph-rsid="0011d2d6"/>
    </style:style>
    <style:style style:name="P4" style:family="paragraph" style:parent-style-name="Standard">
      <style:text-properties officeooo:rsid="001112ce" officeooo:paragraph-rsid="0013b39f"/>
    </style:style>
    <style:style style:name="P5" style:family="paragraph" style:parent-style-name="Standard">
      <style:text-properties fo:font-style="italic" officeooo:rsid="001112ce" officeooo:paragraph-rsid="001112ce" style:font-style-asian="italic" style:font-style-complex="italic"/>
    </style:style>
    <style:style style:name="P6" style:family="paragraph" style:parent-style-name="Standard">
      <style:text-properties officeooo:rsid="0011d2d6" officeooo:paragraph-rsid="0011d2d6"/>
    </style:style>
    <style:style style:name="P7" style:family="paragraph" style:parent-style-name="Standard">
      <style:text-properties officeooo:rsid="0011d2d6" officeooo:paragraph-rsid="00125be5"/>
    </style:style>
    <style:style style:name="P8" style:family="paragraph" style:parent-style-name="Standard">
      <style:text-properties officeooo:rsid="00125be5" officeooo:paragraph-rsid="00125be5"/>
    </style:style>
    <style:style style:name="P9" style:family="paragraph" style:parent-style-name="Standard" style:list-style-name="L2">
      <style:text-properties officeooo:rsid="00125be5" officeooo:paragraph-rsid="00125be5"/>
    </style:style>
    <style:style style:name="P10" style:family="paragraph" style:parent-style-name="Standard" style:list-style-name="L1">
      <style:text-properties officeooo:paragraph-rsid="00125be5"/>
    </style:style>
    <style:style style:name="P11" style:family="paragraph" style:parent-style-name="Standard">
      <style:text-properties officeooo:paragraph-rsid="00125be5"/>
    </style:style>
    <style:style style:name="P12" style:family="paragraph" style:parent-style-name="Standard" style:list-style-name="L2">
      <style:text-properties officeooo:paragraph-rsid="00125be5"/>
    </style:style>
    <style:style style:name="P13" style:family="paragraph" style:parent-style-name="Standard">
      <style:text-properties officeooo:rsid="0013b39f" officeooo:paragraph-rsid="00125be5"/>
    </style:style>
    <style:style style:name="P14" style:family="paragraph" style:parent-style-name="Standard">
      <style:text-properties officeooo:rsid="0013b39f" officeooo:paragraph-rsid="0013b39f"/>
    </style:style>
    <style:style style:name="P15" style:family="paragraph" style:parent-style-name="Standard">
      <style:text-properties officeooo:rsid="0013b39f" officeooo:paragraph-rsid="0015368e"/>
    </style:style>
    <style:style style:name="P16" style:family="paragraph" style:parent-style-name="Standard">
      <style:text-properties officeooo:paragraph-rsid="0013b39f"/>
    </style:style>
    <style:style style:name="P17" style:family="paragraph" style:parent-style-name="Standard">
      <style:text-properties officeooo:rsid="0014986c" officeooo:paragraph-rsid="0014986c"/>
    </style:style>
    <style:style style:name="P18" style:family="paragraph" style:parent-style-name="Standard">
      <style:text-properties officeooo:rsid="0015368e" officeooo:paragraph-rsid="0015368e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</style:style>
    <style:style style:name="P21" style:family="paragraph">
      <style:text-properties fo:font-size="10pt" fo:font-style="italic" style:font-size-asian="10pt" style:font-style-asian="italic" style:font-size-complex="10pt" style:font-style-complex="italic"/>
    </style:style>
    <style:style style:name="P22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officeooo:rsid="0011d2d6"/>
    </style:style>
    <style:style style:name="T2" style:family="text">
      <style:text-properties style:text-position="sub 58%" officeooo:rsid="0011d2d6"/>
    </style:style>
    <style:style style:name="T3" style:family="text">
      <style:text-properties style:text-position="sub 58%" officeooo:rsid="00125be5"/>
    </style:style>
    <style:style style:name="T4" style:family="text">
      <style:text-properties officeooo:rsid="00125be5"/>
    </style:style>
    <style:style style:name="T5" style:family="text">
      <style:text-properties style:text-position="0% 100%" officeooo:rsid="00125be5"/>
    </style:style>
    <style:style style:name="T6" style:family="text">
      <style:text-properties officeooo:rsid="0013b39f"/>
    </style:style>
    <style:style style:name="T7" style:family="text">
      <style:text-properties officeooo:rsid="0014986c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text-position="super 58%"/>
    </style:style>
    <style:style style:name="T10" style:family="text">
      <style:text-properties officeooo:rsid="0015368e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207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81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21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207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331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ubical Types</text:p>
      <text:p text:style-name="P2">by Sven Nilsen, 2020</text:p>
      <text:p text:style-name="P1"/>
      <text:p text:style-name="P5">In this paper I show that there is a way of modeling cubical types in Path Semantical Logic.</text:p>
      <text:p text:style-name="P1"/>
      <text:p text:style-name="P1">A cubical type<text:span text:style-name="T9"><text:reference-ref text:reference-format="text" text:ref-name="cubical type theory">[1]</text:reference-ref></text:span> means a relation that behaves like the interior of an N-cube<text:span text:style-name="T9"><text:reference-ref text:reference-format="text" text:ref-name="hypercube">[2]</text:reference-ref></text:span> compared to its exterior.</text:p>
      <text:p text:style-name="P1">The exterior of an N-cube consists of a hierarchy of N-1-cubes, N-2-cubes and so on, down to 0-cubes.</text:p>
      <text:p text:style-name="P1">A 0-cube is just a point. <text:span text:style-name="T1">A 1-cube is an edge. A 2-cube is a surface. A 3-cube is a normal cube etc.</text:span></text:p>
      <text:p text:style-name="P4"/>
      <text:p text:style-name="P4">When one refers to the interior of an N-cube as a set, the exterior is not included in the set.</text:p>
      <text:p text:style-name="P4"><text:span text:style-name="T6">The relation representing the interior of an N-cubical type should not imply exterior relations.</text:span></text:p>
      <text:p text:style-name="P4"/>
      <text:p text:style-name="P3">To model <text:span text:style-name="T1">N-cubes</text:span> in a logic means points are propositions<text:span text:style-name="T9"><text:reference-ref text:reference-format="text" text:ref-name="pl">[3]</text:reference-ref></text:span>, e.g. `a` <text:span text:style-name="T7">or `b`. A</text:span>n edge is an equality <text:span text:style-name="T1">between two propositions </text:span>`a=b`. <text:span text:style-name="T1">An equality can be `true` without the propositions connected by the equality being `true`. Therefore, a 3-cube is modeled as:</text:span></text:p>
      <text:p text:style-name="P3"><draw:line text:anchor-type="paragraph" draw:z-index="1" draw:name="Shape1" draw:style-name="gr1" draw:text-style-name="P19" svg:x1="4.9622in" svg:y1="0.7472in" svg:x2="4.9457in" svg:y2="0.1091in"><text:p/></draw:line><draw:frame text:anchor-type="paragraph" draw:z-index="6" draw:name="Shape5" draw:style-name="gr5" draw:text-style-name="P20" svg:width="0.2831in" svg:height="0.2071in" svg:x="4.5638in" svg:y="0.0846in"><draw:text-box><text:p>010</text:p></draw:text-box></draw:frame><draw:frame text:anchor-type="paragraph" draw:z-index="7" draw:name="Shape6" draw:style-name="gr6" draw:text-style-name="P22" svg:width="1.9476in" svg:height="0.3315in" svg:x="5.0543in" svg:y="0.0354in"><draw:text-box><text:p text:style-name="P21"><text:span text:style-name="T11">Pro tip: Use binary numbers</text:span></text:p></draw:text-box></draw:frame></text:p>
      <text:p text:style-name="P3"><text:span text:style-name="T1"><text:tab/>((x</text:span><text:span text:style-name="T2">000</text:span><text:span text:style-name="T1">=x</text:span><text:span text:style-name="T2">100</text:span><text:span text:style-name="T1">)=(x</text:span><text:span text:style-name="T2">010</text:span><text:span text:style-name="T1">=x</text:span><text:span text:style-name="T2">110</text:span><text:span text:style-name="T1">))=((x</text:span><text:span text:style-name="T2">001</text:span><text:span text:style-name="T1">=x</text:span><text:span text:style-name="T2">101</text:span><text:span text:style-name="T1">)=(x</text:span><text:span text:style-name="T2">011</text:span><text:span text:style-name="T1">=x</text:span><text:span text:style-name="T2">111</text:span><text:span text:style-name="T1">))</text:span></text:p>
      <text:p text:style-name="P1"><draw:line text:anchor-type="paragraph" draw:z-index="0" draw:name="Shape1" draw:style-name="gr1" draw:text-style-name="P19" svg:x1="4.9626in" svg:y1="0.3638in" svg:x2="5.5343in" svg:y2="0.1154in"><text:p/></draw:line><draw:frame text:anchor-type="paragraph" draw:z-index="4" draw:name="Shape3" draw:style-name="gr3" draw:text-style-name="P20" svg:width="0.4732in" svg:height="0.2823in" svg:x="5.5839in" svg:y="0.0154in"><draw:text-box><text:p>001</text:p></draw:text-box></draw:frame></text:p>
      <text:p text:style-name="P6"><draw:line text:anchor-type="paragraph" draw:z-index="2" draw:name="Shape1" draw:style-name="gr1" draw:text-style-name="P19" svg:x1="4.9626in" svg:y1="0.172in" svg:x2="5.4843in" svg:y2="0.4291in"><text:p/></draw:line><draw:frame text:anchor-type="paragraph" draw:z-index="3" draw:name="Shape2" draw:style-name="gr2" draw:text-style-name="P20" svg:width="0.3323in" svg:height="0.2079in" svg:x="4.6138in" svg:y="0.0728in"><draw:text-box><text:p>000</text:p></draw:text-box></draw:frame>One can prove in normal Propositional Logic that :</text:p>
      <text:p text:style-name="P6"><draw:frame text:anchor-type="paragraph" draw:z-index="5" draw:name="Shape4" draw:style-name="gr4" draw:text-style-name="P20" svg:width="0.348in" svg:height="0.2157in" svg:x="5.5425in" svg:y="0.0807in"><draw:text-box><text:p>100</text:p></draw:text-box></draw:frame></text:p>
      <text:p text:style-name="P6"><text:tab/>(a=b)=(c=d)<text:tab/><text:tab/>=<text:tab/><text:tab/>(a=c)=(b=d)</text:p>
      <text:p text:style-name="P1"/>
      <text:p text:style-name="P7"><text:span text:style-name="T7">This trick works in general for any N-cube. </text:span>So, it does not matter which order one is <text:span text:style-name="T4">modeling the vertices of the cube. Any permutation will suffice.</text:span></text:p>
      <text:p text:style-name="P1"/>
      <text:p text:style-name="P8">In Path Semantical Logic<text:span text:style-name="T9"><text:reference-ref text:reference-format="text" text:ref-name="psl">[4]</text:reference-ref></text:span>, <text:span text:style-name="T10">all </text:span>propositions are assigned <text:span text:style-name="T10">to </text:span>a level, where:</text:p>
      <text:p text:style-name="P8"/>
      <text:list xml:id="list7726499561952033221" text:style-name="L1">
        <text:list-item>
          <text:p text:style-name="P10"><text:span text:style-name="T4">Level 0 – types (usually) – starting with a small letter, e.g. `T`</text:span></text:p>
        </text:list-item>
        <text:list-item>
          <text:p text:style-name="P10"><text:span text:style-name="T4">Level 1 – variables (usually) – starting with a big letter, e.g. `x`</text:span></text:p>
        </text:list-item>
      </text:list>
      <text:p text:style-name="P11"/>
      <text:p text:style-name="P8">To model a cubical type means transporting the N-cube <text:span text:style-name="T10">relation</text:span> from level 1 to 0:</text:p>
      <text:p text:style-name="P8"/>
      <text:list xml:id="list8508968414336228949" text:style-name="L2">
        <text:list-item>
          <text:p text:style-name="P9">One needs a model of the N-cube in level 1</text:p>
        </text:list-item>
        <text:list-item>
          <text:p text:style-name="P9">One needs an abstract transport<text:span text:style-name="T9"><text:reference-ref text:reference-format="text" text:ref-name="concrete and abstract transport">[5]</text:reference-ref></text:span> model of the N-cube from level 1 to 0</text:p>
        </text:list-item>
      </text:list>
      <text:p text:style-name="P8"/>
      <text:p text:style-name="P14">The proof is as following:</text:p>
      <text:list xml:id="list234314658581091" text:continue-numbering="true" text:style-name="L2">
        <text:list-header>
          <text:p text:style-name="P12"/>
        </text:list-header>
      </text:list>
      <text:p text:style-name="P16"><text:span text:style-name="T1"><text:tab/>((x</text:span><text:span text:style-name="T2">000</text:span><text:span text:style-name="T1">=x</text:span><text:span text:style-name="T2">100</text:span><text:span text:style-name="T1">)=(x</text:span><text:span text:style-name="T2">010</text:span><text:span text:style-name="T1">=x</text:span><text:span text:style-name="T2">110</text:span><text:span text:style-name="T1">))=((x</text:span><text:span text:style-name="T2">001</text:span><text:span text:style-name="T1">=x</text:span><text:span text:style-name="T2">101</text:span><text:span text:style-name="T1">)=(x</text:span><text:span text:style-name="T2">011</text:span><text:span text:style-name="T1">=x</text:span><text:span text:style-name="T2">111</text:span><text:span text:style-name="T1">)),</text:span></text:p>
      <text:p text:style-name="P16"><text:span text:style-name="T1"><text:tab/>((x</text:span><text:span text:style-name="T2">000</text:span><text:span text:style-name="T5">(T</text:span><text:span text:style-name="T3">000</text:span><text:span text:style-name="T5">)</text:span><text:span text:style-name="T1">=x</text:span><text:span text:style-name="T2">100</text:span><text:span text:style-name="T5">(T</text:span><text:span text:style-name="T3">100</text:span><text:span text:style-name="T5">)</text:span><text:span text:style-name="T1">)=(x</text:span><text:span text:style-name="T2">010</text:span><text:span text:style-name="T5">(T</text:span><text:span text:style-name="T3">010</text:span><text:span text:style-name="T5">)</text:span><text:span text:style-name="T1">=x</text:span><text:span text:style-name="T2">110</text:span><text:span text:style-name="T5">(T</text:span><text:span text:style-name="T3">100</text:span><text:span text:style-name="T5">)</text:span><text:span text:style-name="T1">))=((x</text:span><text:span text:style-name="T2">001</text:span><text:span text:style-name="T5">(T</text:span><text:span text:style-name="T3">001</text:span><text:span text:style-name="T5">)</text:span><text:span text:style-name="T1">=x</text:span><text:span text:style-name="T2">101</text:span><text:span text:style-name="T5">(T</text:span><text:span text:style-name="T3">101</text:span><text:span text:style-name="T5">)</text:span><text:span text:style-name="T1">)=(x</text:span><text:span text:style-name="T2">011</text:span><text:span text:style-name="T5">(T</text:span><text:span text:style-name="T3">011</text:span><text:span text:style-name="T5">)</text:span><text:span text:style-name="T1">=x</text:span><text:span text:style-name="T2">111</text:span><text:span text:style-name="T5">(T</text:span><text:span text:style-name="T3">111</text:span><text:span text:style-name="T5">)</text:span><text:span text:style-name="T1">))</text:span></text:p>
      <text:p text:style-name="P16"><text:tab/>------------------------------------------------------------------------------------------------------------</text:p>
      <text:p text:style-name="P16"><text:tab/><text:span text:style-name="T1">((T</text:span><text:span text:style-name="T2">000</text:span><text:span text:style-name="T1">=T</text:span><text:span text:style-name="T2">100</text:span><text:span text:style-name="T1">)=(T</text:span><text:span text:style-name="T2">010</text:span><text:span text:style-name="T1">=T</text:span><text:span text:style-name="T2">110</text:span><text:span text:style-name="T1">))=((T</text:span><text:span text:style-name="T2">001</text:span><text:span text:style-name="T1">=T</text:span><text:span text:style-name="T2">101</text:span><text:span text:style-name="T1">)=(T</text:span><text:span text:style-name="T2">011</text:span><text:span text:style-name="T1">=T</text:span><text:span text:style-name="T2">111</text:span><text:span text:style-name="T1">))</text:span></text:p>
      <text:p text:style-name="P13"/>
      <text:p text:style-name="P14">The notation `x(T)` means `x=&gt;T` where `T` is at a lower level.</text:p>
      <text:p text:style-name="P8"/>
      <text:p text:style-name="P15">One can also check that no part<text:span text:style-name="T10">s</text:span> of the exterior relations <text:span text:style-name="T7">are provable,</text:span></text:p>
      <text:p text:style-name="P15"><text:span text:style-name="T7">hence proving the interior type only and therefore modeling cubical types.</text:span></text:p>
      <text:h text:style-name="Heading_20_3" text:outline-level="3"><text:soft-page-break/>References:</text:h>
      <text:p text:style-name="P17"/>
      <text:p text:style-name="P17"><text:reference-mark-start text:name="cubical type theory"/>[1]<text:reference-mark-end text:name="cubical type theory"/><text:tab/>“cubical type theory”</text:p>
      <text:p text:style-name="P17"><text:tab/>nLab</text:p>
      <text:p text:style-name="P17"><text:tab/><text:a xlink:type="simple" xlink:href="https://ncatlab.org/nlab/show/cubical+type+theory" text:style-name="Internet_20_link" text:visited-style-name="Visited_20_Internet_20_Link"><text:span text:style-name="T8">https://ncatlab.org/nlab/show/cubical+type+theory</text:span></text:a></text:p>
      <text:p text:style-name="P17"/>
      <text:p text:style-name="P17"><text:reference-mark-start text:name="hypercube"/>[2]<text:reference-mark-end text:name="hypercube"/><text:tab/>“Hypercube”</text:p>
      <text:p text:style-name="P17"><text:tab/>Wikipedia</text:p>
      <text:p text:style-name="P17"><text:tab/><text:a xlink:type="simple" xlink:href="https://en.wikipedia.org/wiki/Hypercube" text:style-name="Internet_20_link" text:visited-style-name="Visited_20_Internet_20_Link"><text:span text:style-name="T8">https://en.wikipedia.org/wiki/Hypercube</text:span></text:a></text:p>
      <text:p text:style-name="P17"/>
      <text:p text:style-name="P17"><text:reference-mark-start text:name="pl"/>[3]<text:reference-mark-end text:name="pl"/><text:tab/>“Propositional calculus”</text:p>
      <text:p text:style-name="P17"><text:tab/>Wikipedia</text:p>
      <text:p text:style-name="P17"><text:tab/><text:a xlink:type="simple" xlink:href="https://en.wikipedia.org/wiki/Propositional_calculus" text:style-name="Internet_20_link" text:visited-style-name="Visited_20_Internet_20_Link"><text:span text:style-name="T8">https://en.wikipedia.org/wiki/Propositional_calculus</text:span></text:a></text:p>
      <text:p text:style-name="P17"/>
      <text:p text:style-name="P18"><text:reference-mark-start text:name="psl"/>[4]<text:reference-mark-end text:name="psl"/><text:tab/>“Path Semantical Logic”</text:p>
      <text:p text:style-name="P18"><text:tab/>AdvancedResearch, reading sequence on Path Semantics</text:p>
      <text:p text:style-name="P18"><text:tab/><text:a xlink:type="simple" xlink:href="https://github.com/advancedresearch/path_semantics/blob/master/sequences.md#path-semantical-logic" text:style-name="Internet_20_link" text:visited-style-name="Visited_20_Internet_20_Link"><text:span text:style-name="T8">https://github.com/advancedresearch/path_semantics/blob/master/sequences.md#path-semantical-logic</text:span></text:a></text:p>
      <text:p text:style-name="P18"/>
      <text:p text:style-name="P18"><text:reference-mark-start text:name="concrete and abstract transport"/>[5]<text:reference-mark-end text:name="concrete and abstract transport"/><text:tab/>“Concrete and Abstract Transport”</text:p>
      <text:p text:style-name="P18"><text:tab/>Sven Nilsen, 2020</text:p>
      <text:p text:style-name="P18"><text:tab/><text:a xlink:type="simple" xlink:href="https://github.com/advancedresearch/path_semantics/blob/master/papers-wip/concrete-and-abstract-transport.pdf" text:style-name="Internet_20_link" text:visited-style-name="Visited_20_Internet_20_Link"><text:span text:style-name="T8">https://github.com/advancedresearch/path_semantics/blob/master/papers-wip/concrete-and-abstract-transport.pdf</text:span></text:a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4T22:43:39.544796000</meta:creation-date>
    <dc:date>2020-09-14T23:43:14.121859000</dc:date>
    <meta:editing-duration>PT6M47S</meta:editing-duration>
    <meta:editing-cycles>1</meta:editing-cycles>
    <meta:document-statistic meta:table-count="0" meta:image-count="0" meta:object-count="0" meta:page-count="2" meta:paragraph-count="43" meta:word-count="358" meta:character-count="2714" meta:non-whitespace-character-count="2381"/>
    <meta:generator>LibreOffice/5.1.2.2$MacOSX_X86_64 LibreOffice_project/d3bf12ecb743fc0d20e0be0c58ca359301eb705f</meta:generator>
  </office:meta>
</office:document-meta>
</file>